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tium Basic" svg:font-family="'Gentium Basic'" style:font-family-generic="swiss" style:font-pitch="variable"/>
    <style:font-face style:name="Lohit Tamil" svg:font-family="'Lohit Tamil'" style:font-family-generic="swiss" style:font-pitch="variable"/>
    <style:font-face style:name="TAMu_Kadambri" svg:font-family="TAMu_Kadambri" style:font-family-generic="swiss" style:font-pitch="variable"/>
    <style:font-face style:name="TAMu_Kalyani" svg:font-family="TAMu_Kalyani" style:font-family-generic="swiss" style:font-pitch="variable"/>
    <style:font-face style:name="TAMu_Maduram" svg:font-family="TAMu_Maduram" style:font-family-generic="swiss" style:font-pitch="variable"/>
    <style:font-face style:name="TSCu_Comic" svg:font-family="TSCu_Comic" style:font-family-generic="swiss" style:font-pitch="variable"/>
    <style:font-face style:name="TSCu_Paranar" svg:font-family="TSCu_Paran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font-name="TSCu_Comic" style:font-name-complex="TSCu_Comic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 style:list-style-name="L1">
      <style:paragraph-properties style:writing-mode="lr-tb"/>
    </style:style>
    <style:style style:name="P5" style:family="paragraph" style:parent-style-name="Standard">
      <style:paragraph-properties style:writing-mode="lr-tb"/>
      <style:text-properties style:font-name="TSCu_Comic" style:font-name-complex="TSCu_Comic"/>
    </style:style>
    <style:style style:name="T1" style:family="text">
      <style:text-properties fo:color="#000080"/>
    </style:style>
    <style:style style:name="T2" style:family="text">
      <style:text-properties fo:color="#000080" fo:font-size="10pt"/>
    </style:style>
    <style:style style:name="T3" style:family="text">
      <style:text-properties fo:color="#000080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ts of Measurement and Mensuration</text:p>
      <text:p text:style-name="Standard"/>
      <text:list xml:id="list379693659" text:style-name="L1">
        <text:list-item>
          <text:p text:style-name="P1">Measurement – what is?</text:p>
        </text:list-item>
        <text:list-item>
          <text:p text:style-name="P1">Types of Measures</text:p>
          <text:list>
            <text:list-item>
              <text:p text:style-name="P1">Time</text:p>
            </text:list-item>
            <text:list-item>
              <text:p text:style-name="P1">Weight (Gold and Precious Stones / Goods and food )</text:p>
            </text:list-item>
            <text:list-item>
              <text:p text:style-name="P1">Distance / Length</text:p>
            </text:list-item>
            <text:list-item>
              <text:p text:style-name="P1">Speed</text:p>
            </text:list-item>
            <text:list-item>
              <text:p text:style-name="P1">Money</text:p>
            </text:list-item>
            <text:list-item>
              <text:p text:style-name="P1">Count</text:p>
            </text:list-item>
            <text:list-item>
              <text:p text:style-name="P1">Volumetric (Solid and Liquid volumes)</text:p>
            </text:list-item>
            <text:list-item>
              <text:p text:style-name="P1">Area</text:p>
            </text:list-item>
            <text:list-item>
              <text:p text:style-name="P1">Divisions of Day ( Morning / evening / Noon)</text:p>
              <text:list>
                <text:list-item>
                  <text:p text:style-name="P1">காலை</text:p>
                </text:list-item>
                <text:list-item>
                  <text:p text:style-name="P4">முற்பகல் (forenoon)</text:p>
                </text:list-item>
                <text:list-item>
                  <text:p text:style-name="P1">நண்பகல்</text:p>
                </text:list-item>
                <text:list-item>
                  <text:p text:style-name="P1">ஏற்பாடு - time during sun rise</text:p>
                </text:list-item>
                <text:list-item>
                  <text:p text:style-name="P1">பிற்பகல் (afternoon)</text:p>
                </text:list-item>
                <text:list-item>
                  <text:p text:style-name="P1">இடையாமம் - midnight <text:s/></text:p>
                </text:list-item>
                <text:list-item>
                  <text:p text:style-name="P1">வைகறை - day break </text:p>
                </text:list-item>
                <text:list-item>
                  <text:p text:style-name="P1">சாமம் - night</text:p>
                </text:list-item>
                <text:list-item>
                  <text:p text:style-name="P1">நிசி - night</text:p>
                </text:list-item>
                <text:list-item>
                  <text:p text:style-name="P1">அறுபொழுது / சிறுபொழுது - மாலை, யாமம், வைகறை, விடியல், நண்பகல், எற்பாடு</text:p>
                </text:list-item>
              </text:list>
            </text:list-item>
            <text:list-item>
              <text:p text:style-name="P1">Divisions by Day ( Week, month, fortnight)</text:p>
            </text:list-item>
            <text:list-item>
              <text:p text:style-name="P1">Divisions by week ( month)</text:p>
            </text:list-item>
            <text:list-item>
              <text:p text:style-name="P1">Divisions by month (year)</text:p>
            </text:list-item>
            <text:list-item>
              <text:p text:style-name="P1">Divisions by years ()</text:p>
            </text:list-item>
            <text:list-item>
              <text:p text:style-name="P1">divisions in astrology</text:p>
            </text:list-item>
            <text:list-item>
              <text:p text:style-name="P1">Names of Tamil Days, Months and Years</text:p>
            </text:list-item>
            <text:list-item>
              <text:p text:style-name="P1">Names of seasons – பெரும்பொழுது / பருவம்</text:p>
              <text:list>
                <text:list-item>
                  <text:p text:style-name="P1">கார்</text:p>
                </text:list-item>
                <text:list-item>
                  <text:p text:style-name="P1">கூதிர் </text:p>
                </text:list-item>
                <text:list-item>
                  <text:p text:style-name="P1">முன்பனி</text:p>
                </text:list-item>
                <text:list-item>
                  <text:p text:style-name="P1">பின்பனி</text:p>
                </text:list-item>
                <text:list-item>
                  <text:p text:style-name="P1">இளவேனில்</text:p>
                </text:list-item>
                <text:list-item>
                  <text:p text:style-name="P1">முதிர்வேனில்</text:p>
                </text:list-item>
              </text:list>
            </text:list-item>
            <text:list-item>
              <text:p text:style-name="P1">ருது - two months</text:p>
            </text:list-item>
            <text:list-item>
              <text:p text:style-name="P1"/>
            </text:list-item>
          </text:list>
        </text:list-item>
        <text:list-item>
          <text:p text:style-name="P1"><text:soft-page-break/>Redundancy</text:p>
        </text:list-item>
        <text:list-item>
          <text:p text:style-name="P1">Mensuration – What is?</text:p>
        </text:list-item>
        <text:list-item>
          <text:p text:style-name="P1">Contemporary units of measurement</text:p>
        </text:list-item>
        <text:list-item>
          <text:p text:style-name="P1">Ancient units of measurement</text:p>
        </text:list-item>
        <text:list-item>
          <text:p text:style-name="P1">Ancient units still in use</text:p>
        </text:list-item>
        <text:list-item>
          <text:p text:style-name="P1">Tamil Literature</text:p>
          <text:list>
            <text:list-item>
              <text:p text:style-name="P1">பதிற்றுப்பத்து</text:p>
            </text:list-item>
          </text:list>
        </text:list-item>
        <text:list-item>
          <text:p text:style-name="P4">Stages of a girl's age</text:p>
          <text:list>
            <text:list-item>
              <text:p text:style-name="P4">பேதை - 5 to 7 years</text:p>
            </text:list-item>
            <text:list-item>
              <text:p text:style-name="P4">பெதும்பை - 8 to 11 years</text:p>
            </text:list-item>
            <text:list-item>
              <text:p text:style-name="P4">மங்கை - 12 to 13 years</text:p>
            </text:list-item>
            <text:list-item>
              <text:p text:style-name="P4">மடந்தை - 14 to 19 years</text:p>
            </text:list-item>
            <text:list-item>
              <text:p text:style-name="P4">அரிவை - 20 to 25 years</text:p>
            </text:list-item>
            <text:list-item>
              <text:p text:style-name="P4">தெரிவை - 26 to 31 years</text:p>
            </text:list-item>
            <text:list-item>
              <text:p text:style-name="P4">பேரிளம்பெண் - 32 to 40 years</text:p>
            </text:list-item>
          </text:list>
        </text:list-item>
        <text:list-item>
          <text:p text:style-name="P4">Stages of a boy's life</text:p>
        </text:list-item>
      </text:list>
      <text:p text:style-name="P3"/>
      <text:p text:style-name="P2">'அரிவை தெரிவை பேரிளம் பெண்ணெனப்<text:line-break/>பாற்படு மகளிர் பருவக் காதல்<text:line-break/>நோக்கி உரைப்பது நுண்ணியோர் கடனே.’ <text:line-break/>- பன். பாட். 220<text:line-break/><text:line-break/>‘பேதைக்கு யாண்டே ஐந்துமுதல் எட்டே.’ <text:line-break/>’’ 221<text:line-break/><text:line-break/>‘பெதும்பைக்கு யாண்டே ஒன்பதும் பத்தும்.’ <text:line-break/>’’ 222<text:line-break/><text:line-break/>‘மங்கைக்கு யாண்டே பதினொன்று முதலாத்<text:line-break/>திரண்ட பதினா லளவும் சாற்றும்.’ <text:line-break/>’’ 223<text:line-break/><text:line-break/>‘மடந்தைக்கு யாண்டே பதினைந்து முதலாத்<text:line-break/>திடம்படும் ஒன்பதிற் றிரட்டி செப்பும்.’ <text:line-break/>’’ 224<text:line-break/><text:line-break/>‘அரிவைக்கு யாண்டே அறுநான்கு என்ப.’ <text:line-break/>’’ 225<text:line-break/><text:line-break/>‘தெரிவைக்கு யாண்டே இருபத் தொன்பது.’ <text:line-break/>’’ 226<text:line-break/><text:line-break/>‘ஈரைந்து இருநான்கு இரட்டி கொண்டது (36)<text:line-break/>பேரிளம் பெண்டுக்கு இயல்புஎன மொழிப.’ <text:line-break/><text:soft-page-break/>’’ 227<text:line-break/><text:line-break/>‘காட்டிய முறையே நாட்டிய ஆண்பாற்கு<text:line-break/>எல்லையும் பெயரும் இயல்புற ஆய்ந்து<text:line-break/>சொல்லிய தொன்னெறிப் புலவரும் உளரே.’ <text:line-break/>’’ 228<text:line-break/><text:line-break/>‘பாலன் யாண்டே ஏழ்என மொழிப.’ <text:line-break/>’’ 229<text:line-break/><text:line-break/>‘மீளி யாண்டே பத்துஇயை காறும்.’ <text:line-break/>’’ 230<text:line-break/><text:line-break/>‘மறவோன் யாண்டே பதினான் காகும்.’ <text:line-break/>’’ 231<text:line-break/><text:line-break/>‘திறலோன் யாண்டே பதினைந்து ஆகும்.’ <text:line-break/>’’ 232<text:line-break/><text:line-break/>‘பதினாறு எல்லை காளைக்கு யாண்டே.’ <text:line-break/>’’ 233<text:line-break/><text:line-break/>‘அத்திறம் இறந்த முப்பதின் காறும்<text:line-break/>விடலைக்கு ஆகும்; மிகினே முதுமகன்.’ <text:line-break/>’’ 234<text:line-break/><text:line-break/>‘நீடிய நாற்பத் தெட்டின் அளவும்<text:line-break/>ஆடவர்க்கு உலாப்புறம் உரித்து என மொழிப.’ <text:line-break/>’’ 235­</text:p>
      <text:p text:style-name="P5">பதிற்றுப்பத்து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tium Basic" svg:font-family="'Gentium Basic'" style:font-family-generic="swiss" style:font-pitch="variable"/>
    <style:font-face style:name="Lohit Tamil" svg:font-family="'Lohit Tamil'" style:font-family-generic="swiss" style:font-pitch="variable"/>
    <style:font-face style:name="TAMu_Kadambri" svg:font-family="TAMu_Kadambri" style:font-family-generic="swiss" style:font-pitch="variable"/>
    <style:font-face style:name="TAMu_Kalyani" svg:font-family="TAMu_Kalyani" style:font-family-generic="swiss" style:font-pitch="variable"/>
    <style:font-face style:name="TAMu_Maduram" svg:font-family="TAMu_Maduram" style:font-family-generic="swiss" style:font-pitch="variable"/>
    <style:font-face style:name="TSCu_Comic" svg:font-family="TSCu_Comic" style:font-family-generic="swiss" style:font-pitch="variable"/>
    <style:font-face style:name="TSCu_Paranar" svg:font-family="TSCu_Paran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05:31:53</meta:creation-date>
    <dc:date>2014-03-14T09:25:23</dc:date>
    <meta:editing-duration>PT3H38M10S</meta:editing-duration>
    <meta:editing-cycles>14</meta:editing-cycles>
    <meta:generator>LibreOffice/3.5$Linux_X86_64 LibreOffice_project/350m1$Build-2</meta:generator>
    <meta:document-statistic meta:table-count="0" meta:image-count="0" meta:object-count="0" meta:page-count="3" meta:paragraph-count="54" meta:word-count="388" meta:character-count="1666" meta:non-whitespace-character-count="1349"/>
  </office:meta>
</office:document-meta>
</file>